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officeooo:rsid="00173777" officeooo:paragraph-rsid="0017377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fo:font-weight="bold" officeooo:rsid="00173777" officeooo:paragraph-rsid="0019373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normal" officeooo:rsid="00173777" officeooo:paragraph-rsid="0017377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bold" officeooo:rsid="00173777" officeooo:paragraph-rsid="0017377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weight="bold" officeooo:rsid="0019373b" officeooo:paragraph-rsid="0019373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weight="normal" officeooo:rsid="00173777" officeooo:paragraph-rsid="00173777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4pt" fo:font-weight="normal" officeooo:rsid="00173777" officeooo:paragraph-rsid="00173777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size="14pt" fo:font-weight="normal" officeooo:rsid="00173777" officeooo:paragraph-rsid="00173777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LIBRI" fo:font-size="14pt" fo:font-weight="normal" officeooo:rsid="00173777" officeooo:paragraph-rsid="0017377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fo:font-weight="normal" officeooo:rsid="001a4760" officeooo:paragraph-rsid="001a476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font-weight="bold" officeooo:rsid="00173777" officeooo:paragraph-rsid="00173777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4pt" fo:font-weight="bold" officeooo:rsid="00173777" officeooo:paragraph-rsid="001a641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font-weight="normal" officeooo:rsid="00173777" officeooo:paragraph-rsid="00173777" style:font-size-asian="12.25pt" style:font-weight-asian="normal" style:font-size-complex="14pt" style:font-weight-complex="normal"/>
    </style:style>
    <style:style style:name="T1" style:family="text">
      <style:text-properties officeooo:rsid="001a47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gital Logic Design</text:p>
      <text:p text:style-name="P2"><text:s/>PROCEDURE DOCUMENTATION</text:p>
      <text:p text:style-name="P1"/>
      <text:p text:style-name="P4">Introduction:</text:p>
      <text:p text:style-name="P13"><text:bookmark text:name="docs-internal-guid-1eebe30a-7fff-9f5c-d375-2dd451bd02e0"/><text:span text:style-name="T3">This document captures the instructions to run the simulation.</text:span></text:p>
      <text:p text:style-name="P3">DLD | issue no 287 | Latches and Flip-Flops</text:p>
      <text:p text:style-name="P3"/>
      <text:p text:style-name="P10"><text:span text:style-name="T2">Open</text:span>:</text:p>
      <text:p text:style-name="P10"/>
      <text:p text:style-name="P3">The Simulator index can be used by clicking the index.html file.</text:p>
      <text:p text:style-name="P3">The simulator can directly be used by opening the sample.html file.</text:p>
      <text:p text:style-name="P3"/>
      <text:p text:style-name="P4">The following are the files used for the simulator:</text:p>
      <text:p text:style-name="P3"/>
      <text:list xml:id="list3551907243" text:style-name="L1">
        <text:list-item>
          <text:p text:style-name="P7">get_and_set.html</text:p>
        </text:list-item>
        <text:list-item>
          <text:p text:style-name="P7">simcir.js</text:p>
        </text:list-item>
        <text:list-item>
          <text:p text:style-name="P7">simcir-basicset.css</text:p>
        </text:list-item>
        <text:list-item>
          <text:p text:style-name="P7">simcir-basicset.js</text:p>
        </text:list-item>
      </text:list>
      <text:p text:style-name="P3"/>
      <text:p text:style-name="P3"/>
      <text:p text:style-name="P4">The following are the libraries used for the simulator:</text:p>
      <text:p text:style-name="P3"/>
      <text:list xml:id="list765229880" text:style-name="L2">
        <text:list-item>
          <text:p text:style-name="P8">simcir-library.js</text:p>
        </text:list-item>
        <text:list-item>
          <text:p text:style-name="P8">jQuery</text:p>
        </text:list-item>
        <text:list-item>
          <text:p text:style-name="P8">bootstrap.min.js</text:p>
        </text:list-item>
        <text:list-item>
          <text:p text:style-name="P8">lodash.js</text:p>
        </text:list-item>
        <text:list-item>
          <text:p text:style-name="P8">p5.dom.js</text:p>
        </text:list-item>
        <text:list-item>
          <text:p text:style-name="P8">p5.js</text:p>
        </text:list-item>
        <text:list-item>
          <text:p text:style-name="P8">p5.min.js</text:p>
        </text:list-item>
        <text:list-item>
          <text:p text:style-name="P8">stickUp.min.js</text:p>
        </text:list-item>
      </text:list>
      <text:p text:style-name="P3"/>
      <text:p text:style-name="P12">Instructions:</text:p>
      <text:list xml:id="list1666477299" text:style-name="L3">
        <text:list-item>
          <text:p text:style-name="P9">On the simulator page, there are the basic logic gates along with abstracted universal gates. Several io components like 7 segment, 16 segment display, rotary encoders etc.</text:p>
        </text:list-item>
        <text:list-item>
          <text:p text:style-name="P9">Adder, Subracter, JK, RS flip flops can be directly used as ICs as well.</text:p>
        </text:list-item>
      </text:list>
      <text:p text:style-name="P3"/>
      <text:p text:style-name="P4">Procedure for using the simulator:</text:p>
      <text:p text:style-name="P3"/>
      <text:p text:style-name="P3">1. Choose a device from the toolbox and move to right side.</text:p>
      <text:p text:style-name="P3"/>
      <text:p text:style-name="P3">2. Connect them by drag operation.</text:p>
      <text:p text:style-name="P3"><text:soft-page-break/></text:p>
      <text:p text:style-name="P3">3. Click an input node to disconnect.</text:p>
      <text:p text:style-name="P3"/>
      <text:p text:style-name="P3">4. Move a device back to the toolbox if you don't use.</text:p>
      <text:p text:style-name="P3"/>
      <text:p text:style-name="P3">5. Ctrl+Click(Mac:command+Click) to toggle view (Live circuit or JSON data).</text:p>
      <text:p text:style-name="P3"/>
      <text:p text:style-name="P3">6. Double-Click a label to edit device name.</text:p>
      <text:p text:style-name="P3"/>
      <text:p text:style-name="P3">7. Double-Click a library to open the circuit inside.</text:p>
      <text:p text:style-name="P3"/>
      <text:p text:style-name="P3">8. For simulating logic gates, use a dc source followed by a toggle switch as input and an LED indicating the output</text:p>
      <text:p text:style-name="P3"/>
      <text:p text:style-name="P3">9. Intuitively, LED - ON will correspond to logic HIGH, and OFF will correspond to logic LOW</text:p>
      <text:p text:style-name="P3"/>
      <text:p text:style-name="P3">10. This is only what a fraction of what you can do with the simulator. Feel free to fiddle around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7:23:54.687238155</meta:creation-date>
    <dc:date>2019-08-02T20:15:20.618518753</dc:date>
    <meta:editing-duration>PT6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261" meta:character-count="1520" meta:non-whitespace-character-count="1308"/>
  </office:meta>
</office:document-meta>
</file>